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2.3.1 for x64 Linux systems</text:p>
      <text:p text:style-name="Standard"/>
      <text:p text:style-name="Standard">This is the first time release of OxygenOffice Professional for 64 bit enabled Linux systems based on the latest version 2.3.1 release.</text:p>
      <text:p text:style-name="Standard"/>
      <text:p text:style-name="Standard">Downloads</text:p>
      <text:p text:style-name="Standard">You can download deb and rpm packages for 15 languages:</text:p>
      <text:p text:style-name="Standard"><text:a xlink:type="simple" xlink:href="ftp://ftp.devall.hu/oxygenoffice/64bit/">ftp://ftp.devall.hu/oxygenoffice/64bit/</text:a></text:p>
      <text:p text:style-name="Standard"><text:a xlink:type="simple" xlink:href="http://nedudu.hu/ooop">http://nedudu.hu/ooop</text:a></text:p>
      <text:p text:style-name="Standard"/>
      <text:p text:style-name="Standard">About OxygenOffice Professional</text:p>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More than 3,400 graphics are included, both clip art and photos. These pictures are integrated into the gallery and can easily be placed into any OxygenOffice document. Several templates and sample documents are included, as well as over 90 fonts. The extras are inte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edia Wikipedia, are also included. An enhanced help menu, additional User's Manual, and the enabled extended tips are great to help beginners get started using OxygenOffice Professional. Moreover you can use more predefined gradients, colors and other useful element. The current version is able to run VBA (Visual Basic for Applications) from Excel documents in Calc (under development) and also you can import Office Open XML (Microsoft Office 2007), Works, WordPerfect files and T602 documents also you can import WordPerfect Graphics graphical files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241$Build-9244</meta:generator>
    <meta:initial-creator>AgentK</meta:initial-creator>
    <meta:creation-date>2007-04-29T07:14:07</meta:creation-date>
    <dc:creator>AgentK</dc:creator>
    <dc:date>2007-12-27T09:29:23</dc:date>
    <meta:editing-cycles>30</meta:editing-cycles>
    <meta:editing-duration>PT4H4M41S</meta:editing-duration>
    <meta:user-defined meta:name="Info 1"/>
    <meta:user-defined meta:name="Info 2"/>
    <meta:user-defined meta:name="Info 3"/>
    <meta:user-defined meta:name="Info 4"/>
    <meta:document-statistic meta:table-count="0" meta:image-count="0" meta:object-count="0" meta:page-count="1" meta:paragraph-count="9" meta:word-count="272" meta:character-count="1780"/>
  </office:meta>
</office:document-meta>
</file>